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center" draw:textarea-vertical-align="middle"/>
    </style:style>
    <style:style style:name="gr2" style:family="graphic" style:parent-style-name="standard">
      <style:graphic-properties svg:stroke-color="#000000" svg:stroke-linecap="roun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linecap="roun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75cm" svg:y1="1cm" svg:x2="6.75cm" svg:y2="1.875cm">
            <text:p/>
          </draw:line>
          <draw:line draw:style-name="gr1" draw:text-style-name="P1" draw:layer="layout" svg:x1="6.75cm" svg:y1="2.125cm" svg:x2="6.75cm" svg:y2="3cm">
            <text:p/>
          </draw:line>
          <draw:line draw:style-name="gr2" draw:text-style-name="P1" draw:layer="layout" svg:x1="7cm" svg:y1="1.875cm" svg:x2="6.5cm" svg:y2="1.875cm">
            <text:p/>
          </draw:line>
          <draw:line draw:style-name="gr2" draw:text-style-name="P1" draw:layer="layout" svg:x1="7cm" svg:y1="2.125cm" svg:x2="6.5cm" svg:y2="2.125cm">
            <text:p/>
          </draw:line>
        </draw:g>
        <draw:g>
          <draw:line draw:style-name="gr3" draw:text-style-name="P1" draw:layer="layout" svg:x1="6.75cm" svg:y1="3.25cm" svg:x2="6.75cm" svg:y2="3cm">
            <text:p/>
          </draw:line>
          <draw:g>
            <draw:line draw:style-name="gr4" draw:text-style-name="P1" draw:layer="layout" svg:x1="6.5cm" svg:y1="3.25cm" svg:x2="7cm" svg:y2="3.25cm">
              <text:p/>
            </draw:line>
            <draw:line draw:style-name="gr4" draw:text-style-name="P1" draw:layer="layout" svg:x1="6.625cm" svg:y1="3.375cm" svg:x2="6.875cm" svg:y2="3.375cm">
              <text:p/>
            </draw:line>
            <draw:line draw:style-name="gr4" draw:text-style-name="P1" draw:layer="layout" svg:x1="6.69cm" svg:y1="3.5cm" svg:x2="6.815cm" svg:y2="3.5cm">
              <text:p/>
            </draw:line>
          </draw:g>
        </draw:g>
        <draw:g>
          <draw:line draw:style-name="gr4" draw:text-style-name="P1" draw:layer="layout" svg:x1="6.5cm" svg:y1="0.75cm" svg:x2="7cm" svg:y2="0.75cm">
            <text:p/>
          </draw:line>
          <draw:line draw:style-name="gr3" draw:text-style-name="P1" draw:layer="layout" svg:x1="6.75cm" svg:y1="1cm" svg:x2="6.75cm" svg:y2="0.75cm">
            <text:p/>
          </draw:line>
          <draw:frame draw:style-name="gr5" draw:text-style-name="P2" draw:layer="layout" svg:width="1cm" svg:height="0.5cm" svg:x="6.25cm" svg:y="0.25cm">
            <draw:text-box>
              <text:p><text:span text:style-name="T1">Vout</text:span></text:p>
            </draw:text-box>
          </draw:frame>
        </draw:g>
        <draw:g>
          <draw:line draw:style-name="gr6" draw:text-style-name="P1" draw:layer="layout" svg:x1="4.25cm" svg:y1="1cm" svg:x2="4.5cm" svg:y2="1cm">
            <text:p/>
          </draw:line>
          <draw:line draw:style-name="gr6" draw:text-style-name="P1" draw:layer="layout" svg:x1="6cm" svg:y1="1cm" svg:x2="6.25cm" svg:y2="1cm">
            <text:p/>
          </draw:line>
          <draw:path draw:style-name="gr6" draw:text-style-name="P1" draw:layer="layout" svg:width="0.293cm" svg:height="0.456cm" draw:transform="skewX (-0.276809219366248) rotate (1.15226637216644) translate (4.5cm 1cm)" svg:viewBox="0 0 294 457" svg:d="m0 0c615 0 73 457 73 457">
            <text:p/>
          </draw:path>
          <draw:path draw:style-name="gr6" draw:text-style-name="P1" draw:layer="layout" svg:width="0.293cm" svg:height="0.456cm" draw:transform="skewX (-0.276809219366248) rotate (1.15226637216644) translate (5cm 1cm)" svg:viewBox="0 0 294 457" svg:d="m0 0c615 0 73 457 73 457">
            <text:p/>
          </draw:path>
          <draw:path draw:style-name="gr6" draw:text-style-name="P1" draw:layer="layout" svg:width="0.293cm" svg:height="0.456cm" draw:transform="skewX (-0.276809219366248) rotate (1.15226637216644) translate (5.5cm 1cm)" svg:viewBox="0 0 294 457" svg:d="m0 0c615 0 73 457 73 457">
            <text:p/>
          </draw:path>
        </draw:g>
        <draw:g>
          <draw:circle draw:style-name="gr7" draw:text-style-name="P1" draw:layer="layout" svg:width="1cm" svg:height="1cm" svg:x="0.25cm" svg:y="1.5cm">
            <text:p/>
          </draw:circle>
          <draw:line draw:style-name="gr6" draw:text-style-name="P1" draw:layer="layout" svg:x1="0.75cm" svg:y1="1cm" svg:x2="0.75cm" svg:y2="1.5cm">
            <text:p/>
          </draw:line>
          <draw:line draw:style-name="gr6" draw:text-style-name="P1" draw:layer="layout" svg:x1="0.75cm" svg:y1="2.5cm" svg:x2="0.75cm" svg:y2="3cm">
            <text:p/>
          </draw:line>
          <draw:frame draw:style-name="gr8" draw:text-style-name="P3" draw:layer="layout" svg:width="0.5cm" svg:height="0.5cm" svg:x="0.5cm" svg:y="1.5cm">
            <draw:text-box>
              <text:p text:style-name="P1"><text:span text:style-name="T2">+</text:span></text:p>
            </draw:text-box>
          </draw:frame>
          <draw:frame draw:style-name="gr8" draw:text-style-name="P3" draw:layer="layout" svg:width="0.5cm" svg:height="0.5cm" svg:x="0.5cm" svg:y="2cm">
            <draw:text-box>
              <text:p text:style-name="P1"><text:span text:style-name="T2">-</text:span></text:p>
            </draw:text-box>
          </draw:frame>
        </draw:g>
        <draw:polyline draw:style-name="gr6" draw:text-style-name="P1" draw:layer="layout" svg:width="0.249cm" svg:height="0.499cm" draw:transform="rotate (1.5707963267946) translate (0.75cm 1.25cm)" svg:viewBox="0 0 250 500" draw:points="0,0 250,0 250,500">
          <text:p/>
        </draw:polyline>
        <draw:polyline draw:style-name="gr6" draw:text-style-name="P1" draw:layer="layout" svg:width="0.249cm" svg:height="5.999cm" draw:transform="rotate (-1.57079632679579) translate (6.74999999999986cm 2.74999999999644cm)" svg:viewBox="0 0 250 6000" draw:points="0,6000 250,6000 250,0">
          <text:p/>
        </draw:polyline>
        <draw:g>
          <draw:glue-point draw:id="4" svg:x="-4.992cm" svg:y="3.008cm" draw:escape-direction="left"/>
          <draw:glue-point draw:id="5" svg:x="4.997cm" svg:y="3.008cm" draw:escape-direction="right"/>
          <draw:line draw:style-name="gr3" draw:text-style-name="P1" draw:layer="layout" svg:x1="1.247cm" svg:y1="1cm" svg:x2="1.497cm" svg:y2="1cm">
            <text:p/>
          </draw:line>
          <draw:circle draw:style-name="gr7" draw:text-style-name="P1" draw:layer="layout" svg:width="0.25cm" svg:height="0.25cm" svg:x="1.502cm" svg:y="0.875cm">
            <text:p/>
          </draw:circle>
          <draw:line draw:style-name="gr3" draw:text-style-name="P1" draw:layer="layout" svg:x1="3.25cm" svg:y1="1cm" svg:x2="3cm" svg:y2="1cm">
            <text:p/>
          </draw:line>
          <draw:circle draw:style-name="gr7" draw:text-style-name="P1" draw:layer="layout" svg:width="0.25cm" svg:height="0.25cm" svg:x="2.745cm" svg:y="0.875cm">
            <text:p/>
          </draw:circle>
          <draw:line draw:style-name="gr4" draw:text-style-name="P1" draw:layer="layout" svg:x1="1.747cm" svg:y1="1cm" svg:x2="2.747cm" svg:y2="0.5cm">
            <text:p/>
          </draw:line>
        </draw:g>
        <draw:g>
          <draw:glue-point draw:id="4" svg:x="1cm" svg:y="5cm"/>
          <draw:glue-point draw:id="5" svg:x="1cm" svg:y="-5cm"/>
          <draw:glue-point draw:id="6" svg:x="3cm" svg:y="5cm"/>
          <draw:glue-point draw:id="7" svg:x="3cm" svg:y="-5cm" draw:escape-direction="up"/>
          <draw:line draw:style-name="gr3" draw:text-style-name="P1" draw:layer="layout" svg:x1="3.75cm" svg:y1="3cm" svg:x2="3.75cm" svg:y2="2.25cm">
            <text:p/>
          </draw:line>
          <draw:custom-shape draw:style-name="gr9" draw:text-style-name="P1" draw:layer="layout" svg:width="0.5cm" svg:height="0.5cm" svg:x="3.5cm" svg:y="1.7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3.75cm" svg:y1="1.75cm" svg:x2="3.75cm" svg:y2="1cm">
            <text:p/>
          </draw:line>
          <draw:line draw:style-name="gr4" draw:text-style-name="P1" draw:layer="layout" svg:x1="4cm" svg:y1="1.75cm" svg:x2="3.5cm" svg:y2="1.75cm">
            <text:p/>
          </draw:line>
        </draw:g>
        <draw:line draw:style-name="gr6" draw:text-style-name="P1" draw:layer="layout" svg:x1="3.25cm" svg:y1="1cm" svg:x2="4.25cm" svg:y2="1cm">
          <text:p/>
        </draw:line>
        <draw:line draw:style-name="gr6" draw:text-style-name="P1" draw:layer="layout" svg:x1="6.25cm" svg:y1="1cm" svg:x2="6.75cm" svg:y2="1cm">
          <text:p/>
        </draw:line>
        <draw:frame draw:style-name="gr10" draw:text-style-name="P4" draw:layer="layout" svg:width="2cm" svg:height="0.5cm" svg:x="4.25cm" svg:y="0.25cm">
          <draw:text-box>
            <text:p><text:span text:style-name="T3">(Vout &lt; Vin)</text:span></text:p>
          </draw:text-box>
        </draw:frame>
        <draw:frame draw:style-name="gr5" draw:text-style-name="P5" draw:layer="layout" svg:width="1cm" svg:height="0.5cm" svg:x="0.25cm" svg:y="0.5cm">
          <draw:text-box>
            <text:p><text:span text:style-name="T4">V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7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3:30:57.88</dc:date>
    <meta:editing-duration>PT1H30M21S</meta:editing-duration>
    <meta:editing-cycles>42</meta:editing-cycles>
    <meta:document-statistic meta:object-count="44"/>
  </office:meta>
</office:document-meta>
</file>